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14ffb"/>
    </style:style>
    <style:style style:name="P3" style:family="paragraph" style:parent-style-name="Table_20_Contents">
      <style:paragraph-properties fo:margin-top="0in" fo:margin-bottom="0in" style:contextual-spacing="false" fo:text-align="start" style:justify-single-word="false"/>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6pt" fo:font-weight="bold" style:font-size-asian="16pt" style:font-weight-asian="bold" style:font-size-complex="16pt" style:font-weight-complex="bold"/>
    </style:style>
    <style:style style:name="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4pt" fo:font-weight="bold" officeooo:rsid="001b387a" style:font-size-asian="14pt" style:font-weight-asian="bold" style:font-size-complex="14pt" style:font-weight-complex="bold"/>
    </style:style>
    <style:style style:name="P8" style:family="paragraph" style:parent-style-name="Footer">
      <style:paragraph-properties>
        <style:tab-stops>
          <style:tab-stop style:position="6.4992in" style:type="right"/>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text-properties officeooo:paragraph-rsid="002504cc"/>
    </style:style>
    <style:style style:name="P15" style:family="paragraph" style:parent-style-name="Standard">
      <style:text-properties officeooo:paragraph-rsid="00286476"/>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text-properties officeooo:paragraph-rsid="00267a2c"/>
    </style:style>
    <style:style style:name="P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21" style:family="paragraph">
      <style:paragraph-properties style:writing-mode="lr-tb"/>
      <style:text-properties style:font-name="Liberation Sans" fo:font-size="1pt"/>
    </style:style>
    <style:style style:name="P2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text-line-through-style="none" style:text-line-through-type="none" style:font-name="Times New Roman" fo:font-size="12pt" fo:language="en" fo:country="US" officeooo:rsid="002510dd" style:font-name-asian="Times New Roman" style:font-size-asian="12pt" style:font-name-complex="Times New Roman" style:font-size-complex="12pt" style:language-complex="ar" style:country-complex="SA"/>
    </style:style>
    <style:style style:name="T6" style:family="text">
      <style:text-properties officeooo:rsid="0018cb17"/>
    </style:style>
    <style:style style:name="T7" style:family="text">
      <style:text-properties officeooo:rsid="002510dd"/>
    </style:style>
    <style:style style:name="T8" style:family="text">
      <style:text-properties style:text-line-through-style="none" style:text-line-through-type="none" officeooo:rsid="002510dd"/>
    </style:style>
    <style:style style:name="T9" style:family="text">
      <style:text-properties style:text-line-through-style="none" style:text-line-through-type="none" fo:font-weight="bold" officeooo:rsid="002510dd" style:font-weight-asian="bold" style:font-weight-complex="bold"/>
    </style:style>
    <style:style style:name="T10" style:family="text">
      <style:text-properties officeooo:rsid="002504cc"/>
    </style:style>
    <style:style style:name="T11" style:family="text">
      <style:text-properties fo:font-variant="normal" fo:text-transform="none" fo:color="#1f2328" loext:opacity="100%" style:text-line-through-style="none" style:text-line-through-type="none" style:font-name="Times New Roman" fo:font-size="12pt" fo:letter-spacing="normal" fo:font-style="normal" fo:font-weight="normal" officeooo:rsid="002510dd" style:font-size-asian="12pt" style:font-size-complex="12pt"/>
    </style:style>
    <style:style style:name="T12" style:family="text">
      <style:text-properties fo:font-variant="normal" fo:text-transform="none" fo:color="#1f2328" loext:opacity="100%" style:text-line-through-style="none" style:text-line-through-type="none" style:font-name="Times New Roman" fo:font-size="12pt" fo:letter-spacing="normal" fo:font-style="normal" fo:font-weight="normal" officeooo:rsid="00267a2c" style:font-size-asian="12pt" style:font-size-complex="12pt"/>
    </style:style>
    <style:style style:name="T13" style:family="text">
      <style:text-properties fo:font-variant="normal" fo:text-transform="none" fo:color="#1f2328" loext:opacity="100%" style:font-name="Times New Roman" fo:font-size="12pt" fo:letter-spacing="normal" fo:font-style="normal" fo:font-weight="normal" style:font-size-asian="12pt" style:font-size-complex="12pt"/>
    </style:style>
    <style:style style:name="T14" style:family="text">
      <style:text-properties fo:font-variant="normal" fo:text-transform="none" fo:color="#1f2328" loext:opacity="100%" style:font-name="Times New Roman" fo:font-size="12pt" fo:letter-spacing="normal" fo:font-style="normal" fo:font-weight="normal" officeooo:rsid="00121cc9" style:font-size-asian="12pt" style:font-size-complex="12pt"/>
    </style:style>
    <style:style style:name="T15" style:family="text">
      <style:text-properties fo:font-variant="normal" fo:text-transform="none" fo:color="#1f2328" loext:opacity="100%" style:font-name="Times New Roman" fo:font-size="12pt" fo:letter-spacing="normal" fo:font-style="normal" fo:font-weight="normal" officeooo:rsid="00286476" style:font-size-asian="12pt" style:font-size-complex="12pt"/>
    </style:style>
    <style:style style:name="T16" style:family="text"/>
    <style:style style:name="T1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6674240" text:id="ct105553166674240">
          <text:deletion>
            <office:change-info>
              <dc:creator>Bob Jacobsen</dc:creator>
              <dc:date>2024-07-01T16:38:31</dc:date>
              <text:p>Comment deleted</text:p>
            </office:change-info>
            <text:p text:style-name="Standard"><office:annotation loext:resolved="true"><dc:creator>Unknown Author</dc:creator><dc:date>2023-03-30T11:51:22.648986932</dc:date><text:p text:style-name="P20"><text:span text:style-name="T17">Should we be discussing frames in this part of the document, dealing with general protocol? <text:s/></text:span><text:span text:style-name="T17"><text:line-break/></text:span><text:span text:style-name="T17">-David</text:span></text:p></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Introduction (Informative)</text:h>
      <text:p text:style-name="Standard">This document defines the OpenLCB Simple Node Information Protocol,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Standard">This Standard defines an optional protocol. Nodes may, but are not required to, implement this protocol.</text:p>
      <text:p text:style-name="Standard">The protocol does not depend on any transport layer protocol (such as Datagrams or Streams), thus the simplicity and low complexity makes it ideally suited to implement even in smaller nodes, such as Simple nodes.</text:p>
      <text:p text:style-name="Standard">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Standard"><text:span text:style-name="T6">N</text:spa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Standard">This is in the context of the following OpenLCB Standards:</text:p>
      <text:list text:style-name="L1">
        <text:list-item>
          <text:p text:style-name="P17">The OpenLCB Message Network Standard, w<text:span text:style-name="T3">hich defines the basic messages and how they interact, 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17"><text:span text:style-name="T3">The OpenLCB Memory Configuration Protocol may be used alternatively to request overlapping or identical information from a node as provided by this standard. The OpenLCB Configuration Description Information (CDI) Standard defines how to interpret the configuration information. A specific option is ACDI, which, if present </text:span><text:soft-page-break/><text:span text:style-name="T3">gives access to the same information as the Simple Node Information Protocol via the Memory Configuration Protocol, but can also be used to change the user-provided information.</text:span></text:p>
        </text:list-item>
      </text:list>
      <text:h text:style-name="Heading_20_1" text:outline-level="1">Message Formats (Normative)</text:h>
      <text:h text:style-name="Heading_20_2"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text:p>
            <text:p text:style-name="P10">MTI</text:p>
          </table:table-cell>
          <table:table-cell table:style-name="Table2.F1" office:value-type="string">
            <text:p text:style-name="P10">Data Content</text:p>
          </table:table-cell>
        </table:table-row>
        <table:table-row>
          <table:table-cell table:style-name="Table2.A2" office:value-type="string">
            <text:p text:style-name="P3">Simple Node Information Request</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N</text:p>
          </table:table-cell>
          <table:table-cell table:style-name="Table2.A2" office:value-type="string">
            <text:p text:style-name="P11">0x0DE8</text:p>
          </table:table-cell>
          <table:table-cell table:style-name="Table2.F2" office:value-type="string">
            <text:p text:style-name="P11">none</text:p>
          </table:table-cell>
        </table:table-row>
      </table:table>
      <text:p text:style-name="Standard"/>
      <text:p text:style-name="Standard">This message requests the destination node to send the Simple Node Information data to the source node.</text:p>
      <text:h text:style-name="Heading_20_2"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text:p>
            <text:p text:style-name="P10">MTI</text:p>
          </table:table-cell>
          <table:table-cell table:style-name="Table3.F1" office:value-type="string">
            <text:p text:style-name="P10">Data Content</text:p>
          </table:table-cell>
        </table:table-row>
        <table:table-row>
          <table:table-cell table:style-name="Table3.A2" office:value-type="string">
            <text:p text:style-name="P3">Simple Node Information Reply</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A08</text:p>
          </table:table-cell>
          <table:table-cell table:style-name="Table3.F2" office:value-type="string">
            <text:p text:style-name="P11">payload bytes</text:p>
          </table:table-cell>
        </table:table-row>
      </table:table>
      <text:p text:style-name="Standard"/>
      <text:p text:style-name="Standard">This reply carries the Simple Node Information payload from the target node to the requesting node.</text:p>
      <text:p text:style-name="Standard"/>
      <text:h text:style-name="Heading_20_1" text:outline-level="1"><text:bookmark-start text:name="__RefHeading__15669_44339546"/>Payload Format (Normative)<text:bookmark-end text:name="__RefHeading__15669_44339546"/></text:h>
      <text:h text:style-name="Heading_20_2" text:outline-level="2"><text:bookmark-start text:name="__RefHeading__15765_44339546"/>Format<text:bookmark-end text:name="__RefHeading__15765_44339546"/></text:h>
      <text:p text:style-name="P14">The reply payload is a sequence of bytes which is a concatenation of the following entries without any separator. The entries are of fixed or variable length. <text:span text:style-name="T7">The </text:span><text:span text:style-name="T4">information</text:span><text:span text:style-name="T7"> is structured into two sections: manufacturer-information and user-information. </text:span></text:p>
      <text:list text:style-name="L2">
        <text:list-item>
          <text:p text:style-name="P19"><text:span text:style-name="T8">A byte indicating the version of the </text:span><text:span text:style-name="T9">manufacturer-</text:span><text:span text:style-name="T8">information section. T</text:span><text:span text:style-name="T5">h</text:span><text:span text:style-name="T8">is also indicates the number of fields present. At this writing the valid values are 0x01 or 0x04. </text:span><text:span text:style-name="T11">For backwards-compatibility, 0x01 should be interpreted as 0x04. </text:span><text:span text:style-name="T8">Additional values may be defined in the future as new versions are developed. </text:span></text:p>
        </text:list-item>
        <text:list-item>
          <text:p text:style-name="P18">A null-terminated string for manufacturer name of no more than 41 bytes including terminating null.</text:p>
        </text:list-item>
        <text:list-item>
          <text:p text:style-name="P18">A null-terminated string for node model name of no more than 41 bytes including terminating null.</text:p>
        </text:list-item>
        <text:list-item>
          <text:p text:style-name="P18"><text:soft-page-break/>A null-terminated string for node hardware version of no more than 21 bytes including terminating null.</text:p>
        </text:list-item>
        <text:list-item>
          <text:p text:style-name="P18">A null-terminated string for node software version of no more than 21 bytes including terminating null.</text:p>
        </text:list-item>
        <text:list-item>
          <text:p text:style-name="P19"><text:span text:style-name="T8">A byte </text:span><text:span text:style-name="T5">indicating</text:span><text:span text:style-name="T8"> the version of the </text:span><text:span text:style-name="T9">user-</text:span><text:span text:style-name="T8">information section. T</text:span><text:span text:style-name="T5">h</text:span><text:span text:style-name="T8">is also indicates the number of fields present. At this writing the valid values are 0x01 or 0x02. </text:span><text:span text:style-name="T11">For backwards-compatibility, 0x01 should be interpreted as 0x0</text:span><text:span text:style-name="T12">2</text:span><text:span text:style-name="T11">.</text:span><text:span text:style-name="T8"> Additional values may be defined in the future as new versions are developed. </text:span></text:p>
        </text:list-item>
        <text:list-item>
          <text:p text:style-name="P18">A null-terminated string for user-provided node name of no more than 63 bytes including terminating null.</text:p>
        </text:list-item>
        <text:list-item>
          <text:p text:style-name="P18">A null-terminated string for user-provided node description of no more than 64 bytes including terminating null.</text:p>
        </text:list-item>
      </text:list>
      <text:h text:style-name="Heading_20_2" text:outline-level="2">Versioning</text:h>
      <text:p text:style-name="Standard">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15">Nodes must therefore accept data with <text:span text:style-name="T10">any</text:span> of the version numbers as presented in Section <text:a xlink:type="simple" xlink:href="#5.1.Format|outline" text:style-name="Internet_20_link" text:visited-style-name="Visited_20_Internet_20_Link"><text:bookmark-ref text:reference-format="number-all-superior" text:ref-name="__RefHeading__15765_44339546"> 5.1 </text:bookmark-ref></text:a>. <text:span text:style-name="T13">Nodes </text:span><text:span text:style-name="T15">must</text:span><text:span text:style-name="T13"> accept data with a higher version number than in this standard, </text:span><text:span text:style-name="T14">by </text:span><text:span text:style-name="T13">ignor</text:span><text:span text:style-name="T14">ing</text:span><text:span text:style-name="T13"> the additional strings.</text:span></text:p>
      <text:h text:style-name="Heading_20_1" text:outline-level="1">Interactions (Normative)</text:h>
      <text:h text:style-name="Heading_20_2" text:outline-level="2">Discovery</text:h>
      <text:p text:style-name="Standard">If a node supports the Simple Node Information Protocol, then the node must indicate so in the Protocol Support Reply message as defined by the OpenLCB Message Network Standard.</text:p>
      <text:h text:style-name="Heading_20_2" text:outline-level="2">Request and reply</text:h>
      <text:p text:style-name="Standard">The requesting node sends a Simple Node Information Request message addressed to the destination node. The destination node should reply with one or more messages, each possibly being in one or more parts (frames)<text:change text:change-id="ct105553166674240"/>, whose data content concatenated forms the payload, as defined in Section <text:a xlink:type="simple" xlink:href="#5.1.Format|outline" text:style-name="Internet_20_link" text:visited-style-name="Visited_20_Internet_20_Link"><text:bookmark-ref text:reference-format="number-all-superior" text:ref-name="__RefHeading__15765_44339546"> 5.1 </text:bookmark-ref></text:a>.</text:p>
      <text:p text:style-name="Standard">Nodes implementing the Simple Node Information Protocol should prefer sending the reply in one message in multiple frames instead of sending multiple messages. Nodes requesting must be able to process replies arriving in one or more messages, each having single or multiple frames.</text:p>
      <text:p text:style-name="Standard">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Standard">The information presented in the Simple Node Information Reply has to be constant. If the information changes, the node must enter Initialized state again and send out a Node Initialization Complete <text:soft-page-break/>message (as defined by the OpenLCB Message Network Standard) to inform nodes that the information they may have cached needs to be refreshed.</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In particular, refer to the encoding of the nibble 'f' in the first data byte on CAN representing how individual frames of longer messages have to be encod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Message Formats (Normative)<text:tab/>2</text:p>
          <text:p text:style-name="P13"><text:s/>4.1 Simple Node Information Request<text:tab/>2</text:p>
          <text:p text:style-name="P13"><text:s/>4.2 Simple Node Information Reply<text:tab/>2</text:p>
          <text:p text:style-name="P12"><text:s/>5 Payload Format (Normative)<text:tab/>2</text:p>
          <text:p text:style-name="P13"><text:s/>5.1 Format<text:tab/>2</text:p>
          <text:p text:style-name="P13"><text:s/>5.2 Versioning<text:tab/>3</text:p>
          <text:p text:style-name="P12"><text:s/>6 Interactions (Normative)<text:tab/>3</text:p>
          <text:p text:style-name="P13"><text:s/>6.1 Discovery<text:tab/>3</text:p>
          <text:p text:style-name="P13"><text:s/>6.2 Request and reply<text:tab/>3</text:p>
          <text:p text:style-name="P13"><text:s/>6.3 Stability<text:tab/>3</text:p>
          <text:p text:style-name="P12"><text:s/>7 CAN Adaptation (Normative)<text:tab/>3</text:p>
        </text:index-body>
      </text:table-of-conten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9in" fo:margin-left="0.1833in" fo:margin-right="0.0097in" table:align="margins" style:writing-mode="lr-tb"/>
    </style:style>
    <style:style style:name="Table1.A" style:family="table-column">
      <style:table-column-properties style:column-width="3.3111in" style:rel-column-width="34405*"/>
    </style:style>
    <style:style style:name="Table1.B" style:family="table-column">
      <style:table-column-properties style:column-width="0.0604in" style:rel-column-width="627*"/>
    </style:style>
    <style:style style:name="Table1.C" style:family="table-column">
      <style:table-column-properties style:column-width="1.6285in" style:rel-column-width="16921*"/>
    </style:style>
    <style:style style:name="Table1.D" style:family="table-column">
      <style:table-column-properties style:column-width="1.3069in" style:rel-column-width="135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14ffb"/>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 fo:font-size="14pt" fo:font-weight="bold" officeooo:rsid="001b387a" style:font-size-asian="14pt" style:font-weight-asian="bold" style:font-size-complex="14pt" style:font-weight-complex="bold"/>
    </style:style>
    <style:style style:name="MP9" style:family="paragraph" style:parent-style-name="Footer">
      <style:paragraph-properties>
        <style:tab-stops>
          <style:tab-stop style:position="6.4992in" style:type="right"/>
        </style:tab-stops>
      </style:paragraph-properties>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text:title>OpenLCB Simple Node Information Protocol Standard</text:title><draw:custom-shape text:anchor-type="char" draw:z-index="2"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1in" svg:y="0.2874in" svg:width="2.798in" svg:height="0.9909in" draw:z-index="12"><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3" draw:name="PowerPlusWaterMarkObject" draw:style-name="Mgr2" draw:text-style-name="MP3" svg:width="6.4996in" svg:height="25.7587in" draw:transform="rotate (0.785398163397448) translate (-1in 2.02701771653543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 <text:s text:c="31"/></text:span></text:span><text:span text:style-name="MT2"><text:s text:c="7"/>Page </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4</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4"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6"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7"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8"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9"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Simple Node Information Protocol Standard</dc:title>
    <meta:initial-creator>Alex Shepherd</meta:initial-creator>
    <meta:creation-date>2009-01-22T07:11:27</meta:creation-date>
    <meta:editing-cycles>116</meta:editing-cycles>
    <meta:editing-duration>PT16H44M34S</meta:editing-duration>
    <meta:generator>LibreOffice/7.4.6.2$MacOSX_X86_64 LibreOffice_project/5b1f5509c2decdade7fda905e3e1429a67acd63d</meta:generator>
    <dc:date>2024-07-01T16:38:59.263185283</dc:date>
    <dc:creator>Bob Jacobsen</dc:creator>
    <meta:document-statistic meta:table-count="3" meta:image-count="1" meta:object-count="0" meta:page-count="4" meta:paragraph-count="89" meta:word-count="1180" meta:character-count="7526" meta:non-whitespace-character-count="6372"/>
    <meta:user-defined meta:name="OLCBdate">July 22, 2024</meta:user-defined>
    <meta:user-defined meta:name="OLCBstatus">Adopted</meta:user-defined>
    <meta:user-defined meta:name="OLCByear">2024</meta:user-defined>
  </office:meta>
</office:document-meta>
</file>